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8"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8">* * *</text:p>
      <text:p text:style-name="P27"/>
      <text:p text:style-name="P27"><text:s text:c="5"/>Russ <text:span text:style-name="T187">walked into his quarters. He collapsed into his favorite chair and relaxed for a bit. Music was playing in the background. Russ didn’t recall turning on any music. Talk about strange.</text:span></text:p>
      <text:p text:style-name="P27"><text:s text:c="5"/><text:span text:style-name="T188">Getting up to investigate, he was met by himself.</text:span></text:p>
      <text:p text:style-name="P27"><text:s text:c="5"/>“<text:span text:style-name="T188">I see the doc removed the chip. Probably best.”</text:span></text:p>
      <text:p text:style-name="P27"><text:s text:c="5"/><text:span text:style-name="T188">Russ shook his head. He couldn’t be seeing what he was seeing, could he?</text:span></text:p>
      <text:p text:style-name="P27"><text:s text:c="5"/><text:span text:style-name="T188">The other Russ nodded his head. “Yes it’s me. Or you rather. It’s us. Don’t worry, I came to tell you a few things.”</text:span></text:p>
      <text:p text:style-name="P27"><text:s text:c="5"/><text:span text:style-name="T188">Russ shook his head. “No, I can’t know about my future. You know this rule.”</text:span></text:p>
      <text:p text:style-name="P27"><text:soft-page-break/><text:s text:c="5"/>“<text:span text:style-name="T188">Relax.” Future Russ said. “I’m not going to tell you about your future. Mostly your past, things you might have forgotten.”</text:span></text:p>
      <text:p text:style-name="P27"><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7"><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7"><text:s text:c="5"/><text:span text:style-name="T188">Russ looked at himself in disbelief. There was no way he could go back in time and change a war let alone prevent a war.</text:span></text:p>
      <text:p text:style-name="P27"><text:s text:c="5"/>“<text:span text:style-name="T188">What was the catalyst?” Russ asked.</text:span></text:p>
      <text:p text:style-name="P27"><text:s text:c="5"/><text:span text:style-name="T188">Future Russ shook his head. “No one knows. Fighting just broke out all over the place.”</text:span></text:p>
      <text:p text:style-name="P27"><text:s text:c="5"/><text:span text:style-name="T189">Russ nodded. “Right, wars don’t just start because of nothing.”</text:span></text:p>
      <text:p text:style-name="P27"><text:s text:c="5"/><text:span text:style-name="T189">Future Russ looked grim. “I know. The death tolls were in the millions. Imagine that for a moment Russ, millions of lives lost. But you have the ability to go back and change things.”</text:span></text:p>
      <text:p text:style-name="P27"><text:s text:c="5"/>“<text:span text:style-name="T189">Why don’t you go back?” Russ asked.</text:span></text:p>
      <text:p text:style-name="P27"><text:s text:c="5"/><text:span text:style-name="T189">Future Russ shook his head. “It’s complicated.” He said. “Hell, I shouldn’t even be here in the first place. But here I am.”</text:span></text:p>
      <text:p text:style-name="P27"><text:s text:c="5"/><text:span text:style-name="T189">Russ nodded. “Yes you’re here, but what are we going to do about it?”</text:span></text:p>
      <text:p text:style-name="P27"><text:soft-page-break/><text:s text:c="5"/><text:span text:style-name="T189">Future Russ looked at his watch. “We aren’t going to do anything. I’ve given you the information. It’s up to you to make the change. Good luck.”</text:span></text:p>
      <text:p text:style-name="P27"><text:s text:c="5"/><text:span text:style-name="T189">Future Russ stepped through a vortex and departed.</text:span></text:p>
      <text:p text:style-name="P27"><text:s text:c="5"/><text:span text:style-name="T189">Russ sighed. Great. Just great. How was he going to prevent a world war from happening? He basically had no information to go off of. Yet he had to stop a war.</text:span></text:p>
      <text:p text:style-name="P27"><text:s text:c="5"/><text:span text:style-name="T189">Chief was going to have a field day with this one.</text:span></text:p>
      <text:p text:style-name="P27"/>
      <text:p text:style-name="P29">Chapter Eight</text:p>
      <text:p text:style-name="P29"/>
      <text:p text:style-name="P29"><text:s text:c="5"/>Chief looked at Russ in shock. “You expect me to believe that?”</text:p>
      <text:p text:style-name="P29"><text:s text:c="5"/>Russ nodded his head. “Yes Chief.”</text:p>
      <text:p text:style-name="P29"><text:s text:c="5"/><text:span text:style-name="T190">Chief paced around the room for a moment. He wasn’t sure what he was going to do with this knowledge. Russ patiently waited for Chief to say something more.</text:span></text:p>
      <text:p text:style-name="P29"><text:s text:c="5"/>“<text:span text:style-name="T191">I’m not about to send you on another mission.” Chief said. “That much is certain. We’ll have to find someone else. Do you have the dates for this war?”</text:span></text:p>
      <text:p text:style-name="P29"><text:s text:c="5"/><text:span text:style-name="T191">Russ nodded. “I’ve pinpointed it down to September of 2047. If my calculations are correct, then that’s when all hell breaks loose.”</text:span></text:p>
      <text:p text:style-name="P29"><text:s text:c="5"/><text:span text:style-name="T191">Chief nodded. “Okay, let’s say we go back in time to change that. What’s to say our future won’t get ruined in the process?”</text:span></text:p>
      <text:p text:style-name="P29"><text:s text:c="5"/><text:span text:style-name="T191">Russ shook his head. “There’s no way of telling what will happen Chief. But we’ve got to try.”</text:span></text:p>
      <text:p text:style-name="P29"><text:s text:c="5"/><text:span text:style-name="T191">Chief looked at Russ. The two men had known each other for decades. Usually when he had something important like this, he wasn’t kidding around. This time was no different.</text:span></text:p>
      <text:p text:style-name="P29"><text:soft-page-break/><text:s text:c="5"/>“<text:span text:style-name="T191">Alright.” Chief said. “You and I will go. But I’m keeping a close eye on you Russ. If you mess up anything, I’m bringing you back in irons. Do you understand me?”</text:span></text:p>
      <text:p text:style-name="P29"><text:s text:c="5"/><text:span text:style-name="T191">Russ nodded. “Yes sir. Loud and clear.”</text:span></text:p>
      <text:p text:style-name="P29"><text:s text:c="5"/>“<text:span text:style-name="T192">Set your watch for September 1, 2047. Let’s see what we can find out.” Chief said. “And why we don’t have a clue about any of this.”</text:span></text:p>
      <text:p text:style-name="P29"><text:s text:c="5"/><text:span text:style-name="T192">Russ nodded. “Yes si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2T20:06:19.279000000</dc:date>
    <meta:editing-cycles>209</meta:editing-cycles>
    <meta:generator>LibreOffice/7.4.1.2$Windows_X86_64 LibreOffice_project/3c58a8f3a960df8bc8fd77b461821e42c061c5f0</meta:generator>
    <meta:editing-duration>PT5H23M44S</meta:editing-duration>
    <meta:document-statistic meta:table-count="0" meta:image-count="0" meta:object-count="0" meta:page-count="30" meta:paragraph-count="371" meta:word-count="7522" meta:character-count="41705" meta:non-whitespace-character-count="32786"/>
  </office:meta>
</office:document-meta>
</file>